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bajo:</text:p>
      <text:p text:style-name="Standard"/>
      <text:p text:style-name="Standard">Medios de transmisión no guiados.</text:p>
      <text:p text:style-name="Standard"/>
      <text:list xml:id="list6941957361" text:style-name="L1">
        <text:list-item>
          <text:p text:style-name="P2">Wi-fi</text:p>
        </text:list-item>
        <text:list-item>
          <text:p text:style-name="P2">Bluetooth</text:p>
        </text:list-item>
        <text:list-item>
          <text:p text:style-name="P2">Microondas</text:p>
        </text:list-item>
        <text:list-item>
          <text:p text:style-name="P2">Infrarrojos</text:p>
        </text:list-item>
        <text:list-item>
          <text:p text:style-name="P2">Satélite.</text:p>
        </text:list-item>
        <text:list-item>
          <text:p text:style-name="P2">Luz visible</text:p>
        </text:list-item>
      </text:list>
      <text:p text:style-name="Standard"/>
      <text:p text:style-name="Standard"/>
      <text:p text:style-name="P1">Busca información sobre cada uno de los medios no guiados enumerados anteriormente: funcionamiento, cuándo se utilizan, ventajas e inconvenientes, alcance, velocidad máxima, etc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10-19T20:07:13</meta:creation-date>
    <dc:date>2009-10-19T20:11:59</dc:date>
    <meta:editing-cycles>2</meta:editing-cycles>
    <meta:editing-duration>PT4M52S</meta:editing-duration>
    <meta:document-statistic meta:table-count="0" meta:image-count="0" meta:object-count="0" meta:page-count="1" meta:paragraph-count="9" meta:word-count="42" meta:character-count="282" meta:non-whitespace-character-count="255"/>
    <meta:user-defined meta:name="Info 1"/>
    <meta:user-defined meta:name="Info 2"/>
    <meta:user-defined meta:name="Info 3"/>
    <meta:user-defined meta:name="Info 4"/>
  </office:meta>
</office:document-meta>
</file>